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f95d" officeooo:paragraph-rsid="0007f95d"/>
    </style:style>
    <style:style style:name="P2" style:family="paragraph" style:parent-style-name="Text_20_body">
      <style:text-properties officeooo:paragraph-rsid="000b1c93"/>
    </style:style>
    <style:style style:name="P3" style:family="paragraph" style:parent-style-name="Text_20_body">
      <style:text-properties officeooo:rsid="000e4f9f" officeooo:paragraph-rsid="000e4f9f"/>
    </style:style>
    <style:style style:name="P4" style:family="paragraph" style:parent-style-name="Text_20_body">
      <style:text-properties officeooo:rsid="000e4f9f" officeooo:paragraph-rsid="000f8910"/>
    </style:style>
    <style:style style:name="P5" style:family="paragraph" style:parent-style-name="Text_20_body">
      <style:text-properties officeooo:rsid="000e4f9f" officeooo:paragraph-rsid="00109200"/>
    </style:style>
    <style:style style:name="P6" style:family="paragraph" style:parent-style-name="Text_20_body" style:list-style-name="L1">
      <style:text-properties officeooo:rsid="0007f95d" officeooo:paragraph-rsid="0009d50d"/>
    </style:style>
    <style:style style:name="P7" style:family="paragraph" style:parent-style-name="Text_20_body" style:list-style-name="L1">
      <style:text-properties officeooo:rsid="0009d50d" officeooo:paragraph-rsid="0009d50d"/>
    </style:style>
    <style:style style:name="P8" style:family="paragraph" style:parent-style-name="Text_20_body" style:list-style-name="L2">
      <style:text-properties officeooo:paragraph-rsid="0009d50d"/>
    </style:style>
    <style:style style:name="P9" style:family="paragraph" style:parent-style-name="Text_20_body" style:list-style-name="L2">
      <style:text-properties officeooo:paragraph-rsid="000b1c93"/>
    </style:style>
    <style:style style:name="P10" style:family="paragraph" style:parent-style-name="Text_20_body" style:list-style-name="L3">
      <style:text-properties officeooo:rsid="000b1c93" officeooo:paragraph-rsid="000b1c93"/>
    </style:style>
    <style:style style:name="P11" style:family="paragraph" style:parent-style-name="Text_20_body" style:list-style-name="L4">
      <style:text-properties officeooo:paragraph-rsid="001c2bdd"/>
    </style:style>
    <style:style style:name="P12" style:family="paragraph" style:parent-style-name="Text_20_body" style:list-style-name="L4">
      <style:text-properties officeooo:paragraph-rsid="0021fe24"/>
    </style:style>
    <style:style style:name="P13" style:family="paragraph" style:parent-style-name="Text_20_body" style:list-style-name="L5">
      <style:text-properties officeooo:rsid="000e4f9f" officeooo:paragraph-rsid="000f8910"/>
    </style:style>
    <style:style style:name="P14" style:family="paragraph" style:parent-style-name="Text_20_body" style:list-style-name="L6">
      <style:text-properties officeooo:rsid="000e4f9f" officeooo:paragraph-rsid="00109200"/>
    </style:style>
    <style:style style:name="P15" style:family="paragraph" style:parent-style-name="Text_20_body">
      <style:text-properties officeooo:paragraph-rsid="0021fe24"/>
    </style:style>
    <style:style style:name="P16" style:family="paragraph" style:parent-style-name="Heading_20_1">
      <style:paragraph-properties fo:text-align="center" style:justify-single-word="false"/>
    </style:style>
    <style:style style:name="P17" style:family="paragraph" style:parent-style-name="Heading_20_2">
      <style:text-properties officeooo:paragraph-rsid="0009d50d"/>
    </style:style>
    <style:style style:name="P18" style:family="paragraph" style:parent-style-name="Heading_20_2">
      <style:text-properties officeooo:paragraph-rsid="000e4f9f"/>
    </style:style>
    <style:style style:name="T1" style:family="text">
      <style:text-properties officeooo:rsid="0007f95d"/>
    </style:style>
    <style:style style:name="T2" style:family="text">
      <style:text-properties fo:font-style="italic" style:font-style-asian="italic" style:font-style-complex="italic"/>
    </style:style>
    <style:style style:name="T3" style:family="text">
      <style:text-properties fo:font-style="italic" officeooo:rsid="0007f95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b1c93" style:font-style-asian="italic" style:font-weight-asian="bold" style:font-style-complex="italic" style:font-weight-complex="bold"/>
    </style:style>
    <style:style style:name="T6" style:family="text">
      <style:text-properties fo:font-style="italic" fo:font-weight="bold" officeooo:rsid="000e4f9f" style:font-style-asian="italic" style:font-weight-asian="bold" style:font-style-complex="italic" style:font-weight-complex="bold"/>
    </style:style>
    <style:style style:name="T7" style:family="text">
      <style:text-properties fo:font-style="italic" fo:font-weight="bold" officeooo:rsid="0016d833"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b1c93" style:font-style-asian="italic" style:font-weight-asian="normal" style:font-style-complex="italic" style:font-weight-complex="normal"/>
    </style:style>
    <style:style style:name="T10" style:family="text">
      <style:text-properties fo:font-style="normal" officeooo:rsid="0009d50d" style:font-style-asian="normal" style:font-style-complex="normal"/>
    </style:style>
    <style:style style:name="T11" style:family="text">
      <style:text-properties fo:font-style="normal" officeooo:rsid="0007f95d" style:font-style-asian="normal" style:font-style-complex="normal"/>
    </style:style>
    <style:style style:name="T12" style:family="text">
      <style:text-properties fo:font-style="normal" officeooo:rsid="0021fe24" style:font-style-asian="normal" style:font-style-complex="normal"/>
    </style:style>
    <style:style style:name="T13" style:family="text">
      <style:text-properties fo:font-style="normal" fo:font-weight="bold" officeooo:rsid="0021fe24" style:font-style-asian="normal" style:font-weight-asian="bold" style:font-style-complex="normal" style:font-weight-complex="bold"/>
    </style:style>
    <style:style style:name="T14" style:family="text">
      <style:text-properties officeooo:rsid="0009d50d"/>
    </style:style>
    <style:style style:name="T15" style:family="text">
      <style:text-properties style:font-name="Courier 10 Pitch"/>
    </style:style>
    <style:style style:name="T16" style:family="text">
      <style:text-properties style:font-name="Courier 10 Pitch" fo:font-style="normal" style:font-style-asian="normal" style:font-style-complex="normal"/>
    </style:style>
    <style:style style:name="T17" style:family="text">
      <style:text-properties style:font-name="Courier 10 Pitch" fo:font-weight="normal" style:font-weight-asian="normal" style:font-weight-complex="normal"/>
    </style:style>
    <style:style style:name="T18" style:family="text">
      <style:text-properties style:font-name="Courier 10 Pitch" fo:font-weight="normal" officeooo:rsid="000f9332" style:font-weight-asian="normal" style:font-weight-complex="normal"/>
    </style:style>
    <style:style style:name="T19" style:family="text">
      <style:text-properties style:font-name="Courier 10 Pitch" fo:font-weight="normal" officeooo:rsid="00109200" style:font-weight-asian="normal" style:font-weight-complex="normal"/>
    </style:style>
    <style:style style:name="T20" style:family="text">
      <style:text-properties style:font-name="Courier 10 Pitch" officeooo:rsid="00181b9e"/>
    </style:style>
    <style:style style:name="T21" style:family="text">
      <style:text-properties style:font-name="Courier 10 Pitch" officeooo:rsid="001e42ed"/>
    </style:style>
    <style:style style:name="T22" style:family="text">
      <style:text-properties officeooo:rsid="000b1c93"/>
    </style:style>
    <style:style style:name="T23" style:family="text">
      <style:text-properties fo:font-weight="normal" style:font-weight-asian="normal" style:font-weight-complex="normal"/>
    </style:style>
    <style:style style:name="T24" style:family="text">
      <style:text-properties officeooo:rsid="000e4f9f"/>
    </style:style>
    <style:style style:name="T25" style:family="text">
      <style:text-properties style:font-name="Liberation Serif"/>
    </style:style>
    <style:style style:name="T26" style:family="text">
      <style:text-properties style:font-name="Liberation Serif" fo:font-weight="normal" officeooo:rsid="000f8910" style:font-weight-asian="normal" style:font-weight-complex="normal"/>
    </style:style>
    <style:style style:name="T27" style:family="text">
      <style:text-properties style:font-name="Liberation Serif" fo:font-weight="normal" officeooo:rsid="000f9332" style:font-weight-asian="normal" style:font-weight-complex="normal"/>
    </style:style>
    <style:style style:name="T28" style:family="text">
      <style:text-properties style:font-name="Liberation Serif" fo:font-weight="normal" officeooo:rsid="00109200" style:font-weight-asian="normal" style:font-weight-complex="normal"/>
    </style:style>
    <style:style style:name="T29" style:family="text">
      <style:text-properties style:font-name="Liberation Serif" fo:font-weight="normal" officeooo:rsid="001969c0" style:font-weight-asian="normal" style:font-weight-complex="normal"/>
    </style:style>
    <style:style style:name="T30" style:family="text">
      <style:text-properties style:font-name="Liberation Serif" fo:font-weight="normal" officeooo:rsid="0019b2ed" style:font-weight-asian="normal" style:font-weight-complex="normal"/>
    </style:style>
    <style:style style:name="T31" style:family="text">
      <style:text-properties style:font-name="Liberation Serif" fo:font-weight="normal" officeooo:rsid="001b9c01" style:font-weight-asian="normal" style:font-weight-complex="normal"/>
    </style:style>
    <style:style style:name="T32" style:family="text">
      <style:text-properties style:font-name="Liberation Serif" fo:font-weight="normal" officeooo:rsid="0022118a" style:font-weight-asian="normal" style:font-weight-complex="normal"/>
    </style:style>
    <style:style style:name="T33" style:family="text">
      <style:text-properties style:font-name="Liberation Serif" officeooo:rsid="000b1c93"/>
    </style:style>
    <style:style style:name="T34" style:family="text">
      <style:text-properties style:font-name="Liberation Serif" officeooo:rsid="000f9332"/>
    </style:style>
    <style:style style:name="T35" style:family="text">
      <style:text-properties style:font-name="Liberation Serif" officeooo:rsid="00181b9e"/>
    </style:style>
    <style:style style:name="T36" style:family="text">
      <style:text-properties style:font-name="Liberation Serif" officeooo:rsid="000c97c4"/>
    </style:style>
    <style:style style:name="T37" style:family="text">
      <style:text-properties style:font-name="Liberation Serif" officeooo:rsid="0021fe24"/>
    </style:style>
    <style:style style:name="T38" style:family="text">
      <style:text-properties officeooo:rsid="0013efb2"/>
    </style:style>
    <style:style style:name="T39" style:family="text">
      <style:text-properties officeooo:rsid="00154a12"/>
    </style:style>
    <style:style style:name="T40" style:family="text">
      <style:text-properties fo:font-weight="bold" officeooo:rsid="00154a12" style:font-weight-asian="bold" style:font-weight-complex="bold"/>
    </style:style>
    <style:style style:name="T41" style:family="text">
      <style:text-properties officeooo:rsid="000c97c4"/>
    </style:style>
    <style:style style:name="T42" style:family="text">
      <style:text-properties officeooo:rsid="00181b9e"/>
    </style:style>
    <style:style style:name="T43" style:family="text">
      <style:text-properties officeooo:rsid="0021fe2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ASSIGNMENT 2:</text:h>
      <text:p text:style-name="P1">Has two main parts:</text:p>
      <text:list xml:id="list1947077947063780926" text:style-name="L1">
        <text:list-item>
          <text:p text:style-name="P6">The first part is aimed at writing non-trivial CUDA programs that <text:span text:style-name="T4">use</text:span> the parallel blocks of parallel programming: <text:span text:style-name="T2">reduce</text:span> and (<text:span text:style-name="T2">segmented</text:span>) <text:span text:style-name="T2">scan</text:span>.</text:p>
        </text:list-item>
        <text:list-item>
          <text:p text:style-name="P7">The second part is aimed at verifying basic understanding of simple architectures such as vector machine and 5-stage pipeline with forwarding.</text:p>
        </text:list-item>
      </text:list>
      <text:h text:style-name="P17" text:outline-level="2">I. CUDA Programming with Reduce and Segmented Scan </text:h>
      <text:p text:style-name="P15"><text:span text:style-name="T14"><text:line-break/>Your started point is the CUDA implementation of </text:span><text:span text:style-name="T3">inclusive scan</text:span><text:span text:style-name="T1"> and </text:span><text:span text:style-name="T3">inclusive segmented scan,</text:span><text:span text:style-name="T11"> attached in Absalon under “</text:span>Lecture and Lab Slides, And Sample Code” <text:span text:style-name="T38">module in archive</text:span><text:span text:style-name="T11"> <text:line-break/></text:span><text:span text:style-name="T13">Weekly-2.tar.gz</text:span><text:span text:style-name="T11">. <text:s/></text:span><text:span text:style-name="T10">The archive contains </text:span><text:span text:style-name="T12">two folders: SpMatVecMul-Futhark and IncSgmScan. The latter contains several files</text:span><text:span text:style-name="T10">:</text:span></text:p>
      <text:list xml:id="list989025042300282353" text:style-name="L2">
        <text:list-item>
          <text:p text:style-name="P8"><text:span text:style-name="Strong_20_Emphasis">ScanMain.cu</text:span> contains the main function that performs a segmented scan with operator addition on single-precision floating point numbers.</text:p>
        </text:list-item>
        <text:list-item>
          <text:p text:style-name="P9"><text:span text:style-name="Strong_20_Emphasis">ScanHost.cu.h</text:span> provides the host wrappers for calling (segmented) scan: they implement a recursion in which the next GPU call scans <text:span text:style-name="T38">the</text:span> array <text:span text:style-name="T38">resulted from</text:span> <text:span text:style-name="T38">the previous step, whose size is reduced with</text:span> a factor of block size. <text:line-break/>Note that both of them are generically defined in terms of type parameters (templates): <text:line-break/>For example, to perform a segmented scan with addition on floats you will write <text:line-break/><text:span text:style-name="Emphasis"><text:span text:style-name="T16">sgmScanInc&lt; Add&lt;float&gt;,float &gt;</text:span></text:span>, and similarly <text:span text:style-name="T22">for scan.</text:span></text:p>
        </text:list-item>
        <text:list-item>
          <text:p text:style-name="P9"><text:span text:style-name="Strong_20_Emphasis">ScanKernels.cu.h</text:span> provides the (generic) kernels that implement (segmented) scan. It should also implement the abstraction of the operator, as a templated <text:span text:style-name="T38">C++ </text:span>class that <text:span text:style-name="T22">e</text:span>xports :</text:p>
        </text:list-item>
      </text:list>
      <text:list xml:id="list6133253872400465273" text:style-name="L3">
        <text:list-item>
          <text:list>
            <text:list-item>
              <text:p text:style-name="P10"><text:span text:style-name="T15">identity</text:span> which returns the neutral element, and</text:p>
            </text:list-item>
            <text:list-item>
              <text:p text:style-name="P10"><text:span text:style-name="T15">apply</text:span> which applies the associative operator. Such an example is Class <text:span text:style-name="T15">Add </text:span>at the beginning of the file.</text:p>
            </text:list-item>
          </text:list>
        </text:list-item>
      </text:list>
      <text:p text:style-name="P15"><text:line-break/><text:span text:style-name="Strong_20_Emphasis"><text:span text:style-name="T8">The </text:span></text:span><text:span text:style-name="Strong_20_Emphasis"><text:span text:style-name="T9">CUDA programming part</text:span></text:span><text:span text:style-name="Strong_20_Emphasis"><text:span text:style-name="T8"> consists of three tasks, </text:span></text:span><text:span text:style-name="Strong_20_Emphasis"><text:span text:style-name="Emphasis"><text:span text:style-name="T8">where the goal is to quickly solve each of them in a manner that preserves the algorithmic work and depth complexity</text:span></text:span></text:span><text:span text:style-name="Strong_20_Emphasis"><text:span text:style-name="T8">, but we are not necessarily looking yet to get the most tuned GPU implementation. <text:s/></text:span></text:span><text:span text:style-name="Strong_20_Emphasis"><text:span text:style-name="T5">However, we ask that for all tasks you provide (i) makefiles via which your programs can be easily compiled and run, and (ii) validation of the CUDA version, for example, by comparing with the results obtained from the sequential implementation </text:span></text:span><text:span text:style-name="Strong_20_Emphasis"><text:span text:style-name="T6">and testing that the difference is epsilon (small). Please also write a short document explaining the key idea of how you implemented and validated your CUDA implementation. </text:span></text:span><text:span text:style-name="Strong_20_Emphasis"><text:span text:style-name="T7">Ideally, you would also measure performance with respect to a sequential C(++) version and with Futhark.</text:span></text:span><text:span text:style-name="Strong_20_Emphasis"><text:span text:style-name="T9"><text:line-break/></text:span></text:span><text:soft-page-break/><text:span text:style-name="Strong_20_Emphasis"><text:span text:style-name="Emphasis">Task </text:span></text:span><text:span text:style-name="Strong_20_Emphasis"><text:span text:style-name="Emphasis"><text:span text:style-name="T22">I.1</text:span></text:span></text:span><text:span text:style-name="Strong_20_Emphasis"><text:span text:style-name="Emphasis">.</text:span></text:span><text:span text:style-name="Strong_20_Emphasis"><text:span text:style-name="Emphasis"><text:span text:style-name="T22">)</text:span></text:span></text:span><text:span text:style-name="Strong_20_Emphasis"><text:span text:style-name="Emphasis"> </text:span></text:span>Implement (<text:span text:style-name="Strong_20_Emphasis">quickly</text:span>) exclusive scan and exclusive segmented scan. Please keep the same structure with a generic operator and type.<text:line-break/><text:span text:style-name="T40">Hint:</text:span><text:span text:style-name="T39"> you can for example call the provided inclusive scan and then shift-right the result by one element; for this you need to implement the “shiftRightByOne” kernel in ScanKernels.cu.h. For segmented exclusive scan, you can probably call the provided inclusive segmented scan and then call kernel “sgmShiftRightByOne”, which you also need to implement yourselves in file <text:s/>ScanKernels.cu.h. Don't forget to write the CPU wrappers and validate your implementation on suitably large dataset.</text:span></text:p>
      <text:p text:style-name="P2"><text:s/></text:p>
      <text:p text:style-name="Text_20_body"><text:span text:style-name="Emphasis"><text:span text:style-name="Strong_20_Emphasis">Task </text:span></text:span><text:span text:style-name="Emphasis"><text:span text:style-name="Strong_20_Emphasis"><text:span text:style-name="T22">I.2.)</text:span></text:span></text:span> Implement the maximum-segment sum problem in CUDA. It is a map-reduce problem, where the reduce operator is available in the lecture notes <text:span text:style-name="T43">related to list homomorphism (Lecture 1)</text:span>.<text:line-break/><text:span text:style-name="Strong_20_Emphasis">Hint:</text:span> the last element of the inclusive scan is the reduction. <text:span text:style-name="T39">Implement by filling in the blanks in file <text:s/>ScanKernels.cu.h (i) the kernel (function) “msspTrivialMap”, which corresponds to the MSSP's map part, and (ii) the function “MsspOp::apply”, which corresponds to the MSSP reduce operator. <text:s/>Don't forget to write the CPU wrappers and validate your implementation on suitably large dataset.</text:span></text:p>
      <text:p text:style-name="Text_20_body"/>
      <text:p text:style-name="P15"><text:span text:style-name="Strong_20_Emphasis">Task </text:span><text:span text:style-name="Strong_20_Emphasis"><text:span text:style-name="T22">I.3</text:span></text:span><text:span text:style-name="Strong_20_Emphasis">.</text:span><text:span text:style-name="Strong_20_Emphasis"><text:span text:style-name="T22">)</text:span></text:span> <text:span text:style-name="T22">Implement sparse-matrix vector multiplication in CUDA. <text:line-break/>A functional implementation with nested parallelism would represent the sparse matrix as a list of lists, in which each sublist corresponds to a row of the matrix containing index-value pairs corresponding to the elements that are not zeros. For example a row (sublist) such as [(1,5.0), (9,10.0)] means that only the elements on column 1 and 9 (on that row) are non-zero and have values 5.0 and 10.0 respectively. <text:line-break/>A Futhark template can be found in folder <text:s/></text:span><text:span text:style-name="T12">SpMatVecMul-Futhark of the </text:span><text:span text:style-name="T13">Weekly-2.tar.gz archive</text:span><text:span text:style-name="T22">.<text:line-break/>The task has 2 subtasks:</text:span></text:p>
      <text:list xml:id="list2407709681908357205" text:style-name="L4">
        <text:list-item>
          <text:p text:style-name="P12"><text:span text:style-name="T35">(1) Write a</text:span><text:span text:style-name="T36"> </text:span><text:span text:style-name="T35">Futhark</text:span><text:span text:style-name="T36"> </text:span><text:span text:style-name="T35">flat</text:span><text:span text:style-name="T36">-parallel implementation, i.e., fill in function </text:span><text:span text:style-name="T21">spMatVctMult</text:span><text:span text:style-name="T35"> from file <text:s/></text:span><text:span text:style-name="T20">spMVmult-flat.fut</text:span><text:span text:style-name="T35"> (since Futhark does not support nested parallelism</text:span><text:span text:style-name="T37">).</text:span><text:span text:style-name="T35"> <text:line-break/></text:span><text:span text:style-name="T37">T</text:span><text:span text:style-name="T35">he sequential version can be found already implemented in file </text:span><text:span text:style-name="T20">spMVmult-</text:span><text:span text:style-name="T21">seq</text:span><text:span text:style-name="T20">.fut;</text:span><text:span text:style-name="T35"> ple</text:span><text:span text:style-name="T37">ase <text:s/>compile it with futhark-c as futhark-opencl will be very slow.</text:span><text:span text:style-name="T35"> </text:span></text:p>
        </text:list-item>
        <text:list-item>
          <text:p text:style-name="P11"><text:span text:style-name="T35">(2) </text:span><text:span text:style-name="T41">Now translate the flat Futhark implementation to CUDA! <text:s text:c="2"/>(The other steps are helpers for this one.) <text:s/>Note that there are two kernel placeholder in file </text:span><text:span text:style-name="T20">ScanKernels.cu.h</text:span><text:span text:style-name="T42"> that you can fill: kernel </text:span><text:span text:style-name="T20">spMatVctMult_pairs</text:span><text:span text:style-name="T42"> is supposed to pairwise multiply the elements of rows with their corresponding vector values, and </text:span><text:span text:style-name="T20">write_lastSgmElem</text:span><text:span text:style-name="T42"> is supposed to select the last element of the segment (after you have performed the segmented scan operation.) Don't forget to write the CPU wrappers and validate your implementation on a suitably large dataset.<text:line-break/><text:line-break/><text:line-break/></text:span></text:p>
        </text:list-item>
      </text:list>
      <text:h text:style-name="P18" text:outline-level="2"><text:soft-page-break/>I<text:span text:style-name="T24">I</text:span>. <text:span text:style-name="T24">Hardware Track Exercises</text:span></text:h>
      <text:p text:style-name="P3"/>
      <text:p text:style-name="P3"><text:span text:style-name="Strong_20_Emphasis">Task </text:span><text:span text:style-name="Strong_20_Emphasis"><text:span text:style-name="T22">I</text:span></text:span><text:span text:style-name="Strong_20_Emphasis">I</text:span><text:span text:style-name="Strong_20_Emphasis"><text:span text:style-name="T22">.</text:span></text:span><text:span text:style-name="Strong_20_Emphasis">1.</text:span><text:span text:style-name="Strong_20_Emphasis"><text:span text:style-name="T22">) </text:span></text:span><text:span text:style-name="Strong_20_Emphasis"><text:span text:style-name="T23">With the classic 5-stage pipeline design presented in the fourth lecture (L3-InOrderPipe), consider the following program, which searches an area of memory and counts the number of times a memory word is equal to a key word:</text:span></text:span></text:p>
      <text:p text:style-name="P3"><text:span text:style-name="Strong_20_Emphasis"><text:span text:style-name="T17">SEARCH: <text:s text:c="4"/>LW R5, 0(R3) <text:s text:c="7"/>/I1 Load item<text:line-break/> <text:s text:c="11"/>SUB R6, R5, R2 <text:s text:c="5"/>/I2 compare with key<text:line-break/> <text:s text:c="11"/>BNEZ R6, NOMATCH <text:s text:c="3"/>/I3 check for match<text:line-break/> <text:s text:c="11"/>ADDI R1, R1, #1 <text:s text:c="4"/>/I4 count matches<text:line-break/>NOMATCH: <text:s text:c="3"/>ADDI R3, R3, #4 <text:s text:c="4"/>/I5 next item<text:line-break/> <text:s text:c="11"/>BNE R4, R3, SEARCH <text:s/>/I6 continue until all items <text:s/></text:span></text:span></text:p>
      <text:p text:style-name="P4"/>
      <text:p text:style-name="P4"><text:span text:style-name="Strong_20_Emphasis"><text:span text:style-name="T26">Branches are predicted untaken always and are taken in EX if needed. Hardware support for branches is included in all cases. Consider several possible pipeline interlock designs for data hazards and answer the following questions for the common loop iteration (i.e., all but the last one):</text:span></text:span></text:p>
      <text:list xml:id="list1646760669808964560" text:style-name="L5">
        <text:list-item>
          <text:p text:style-name="P13"><text:span text:style-name="Strong_20_Emphasis"><text:span text:style-name="T26">(a) Assume first that the pipeline has no forwarding unit and no hazard detection unit. Values are not even forwarded inside the register file. Re-write the code by inserting NOOPs wherever needed so that the code will execute correctly.</text:span></text:span></text:p>
        </text:list-item>
        <text:list-item>
          <text:p text:style-name="P13"><text:span text:style-name="Strong_20_Emphasis"><text:span text:style-name="T26">(b) Next, assume no forwarding at all, but a hazard detection unit that stalls instructions in ID to avoid hazards. How many clocks does it take to execute one iteration of the loop (1) on a match and (2) on no match? (Show the number of cycle</text:span></text:span><text:span text:style-name="Strong_20_Emphasis"><text:span text:style-name="T32">s</text:span></text:span><text:span text:style-name="Strong_20_Emphasis"><text:span text:style-name="T26"> associated to each instruction and explain briefly.) </text:span></text:span></text:p>
        </text:list-item>
        <text:list-item>
          <text:p text:style-name="P13"><text:span text:style-name="Strong_20_Emphasis"><text:span text:style-name="T26">(c) Next, assume internal register forwarding and a hazard detection unit that stalls instructions in ID to avoid hazards. How many clocks does it take to execute one iteration of the loop (1) on a match and (2) on no match? (Show the number of cycle</text:span></text:span><text:span text:style-name="Strong_20_Emphasis"><text:span text:style-name="T32">s</text:span></text:span><text:span text:style-name="Strong_20_Emphasis"><text:span text:style-name="T26"> associated to each instruction and explain briefly.) </text:span></text:span></text:p>
        </text:list-item>
        <text:list-item>
          <text:p text:style-name="P13"><text:span text:style-name="Strong_20_Emphasis"><text:span text:style-name="T26">(d) Next, assume full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3"><text:span text:style-name="Strong_20_Emphasis"><text:span text:style-name="T26">(e) Can the compiler improve performance by unrolling the loop? How? Would delayed branches help?</text:span></text:span></text:p>
        </text:list-item>
      </text:list>
      <text:p text:style-name="P4"/>
      <text:p text:style-name="P5"/>
      <text:p text:style-name="P5"/>
      <text:p text:style-name="P5"><text:soft-page-break/><text:span text:style-name="Strong_20_Emphasis"><text:span text:style-name="T25">Task </text:span></text:span><text:span text:style-name="Strong_20_Emphasis"><text:span text:style-name="T33">I</text:span></text:span><text:span text:style-name="Strong_20_Emphasis"><text:span text:style-name="T25">I</text:span></text:span><text:span text:style-name="Strong_20_Emphasis"><text:span text:style-name="T33">.</text:span></text:span><text:span text:style-name="Strong_20_Emphasis"><text:span text:style-name="T34">2</text:span></text:span><text:span text:style-name="Strong_20_Emphasis"><text:span text:style-name="T25">.</text:span></text:span><text:span text:style-name="Strong_20_Emphasis"><text:span text:style-name="T33">) </text:span></text:span><text:span text:style-name="Strong_20_Emphasis"><text:span text:style-name="T27">Refers to vector processors. One very common operation is the dot product of two vectors, which results in a scalar. The C-pseudocode for computing the dot-product of vectors X and Y of size 1024 is given below:<text:line-break/><text:line-break/> </text:span></text:span><text:span text:style-name="Strong_20_Emphasis"><text:span text:style-name="T18">for(k=0; k&lt;1024; k++) p += x[k]*y[k];<text:line-break/><text:line-break/></text:span></text:span><text:span text:style-name="Strong_20_Emphasis"><text:span text:style-name="T27"> Assuming that the size of the hardware vector instruction is </text:span></text:span><text:span text:style-name="Strong_20_Emphasis"><text:span text:style-name="T18">64</text:span></text:span><text:span text:style-name="Strong_20_Emphasis"><text:span text:style-name="T27">, the code can be vectorized by strip-mining the loop:<text:line-break/><text:line-break/></text:span></text:span><text:span text:style-name="Strong_20_Emphasis"><text:span text:style-name="T18">for(k=0; k&lt;1024; k+=64) {<text:line-break/> <text:s text:c="3"/>for(j=0; j&lt;64; j++) <text:s text:c="6"/>// vectorize this inner loop<text:line-break/> <text:s text:c="7"/>p += x[k+j] * y[k+j]; <text:s/><text:line-break/>} //end of loop<text:line-break/><text:line-break/></text:span></text:span><text:span text:style-name="Strong_20_Emphasis"><text:span text:style-name="T27">followed by <text:s/>vectorizing the inner loop, i.e., </text:span></text:span><text:span text:style-name="Strong_20_Emphasis"><text:span text:style-name="T18">p</text:span></text:span><text:span text:style-name="Strong_20_Emphasis"><text:span text:style-name="T27"> becomes a vector (register) of size </text:span></text:span><text:span text:style-name="Strong_20_Emphasis"><text:span text:style-name="T18">64</text:span></text:span><text:span text:style-name="Strong_20_Emphasis"><text:span text:style-name="T27">, the values of </text:span></text:span><text:span text:style-name="Strong_20_Emphasis"><text:span text:style-name="T18">x[k:k+63]</text:span></text:span><text:span text:style-name="Strong_20_Emphasis"><text:span text:style-name="T27"> and </text:span></text:span><text:span text:style-name="Strong_20_Emphasis"><text:span text:style-name="T18">y[k:k+63]</text:span></text:span><text:span text:style-name="Strong_20_Emphasis"><text:span text:style-name="T27"> are loaded into vector registers, etc., and a final stage is added after the loop that sums up the elements of the resulted vector </text:span></text:span><text:span text:style-name="Strong_20_Emphasis"><text:span text:style-name="T18">p</text:span></text:span><text:span text:style-name="Strong_20_Emphasis"><text:span text:style-name="T27"> to yield a scalar value. </text:span></text:span><text:span text:style-name="Strong_20_Emphasis"><text:span text:style-name="T30">Assume the instructions to load (L.V), multiply (MUL.V) and add (ADD.V) vectors are available. </text:span></text:span><text:span text:style-name="Strong_20_Emphasis"><text:span text:style-name="T28">Assume </text:span></text:span><text:span text:style-name="Strong_20_Emphasis"><text:span text:style-name="T31">also </text:span></text:span><text:span text:style-name="Strong_20_Emphasis"><text:span text:style-name="T28">that the vector operations are chained, and a vector architecture with eight vector registers of 64 components each and a very large number of memory banks (say 1024 so that memory bank conflicts never appear). Assume also that the bank access time </text:span></text:span><text:span text:style-name="Strong_20_Emphasis"><text:span text:style-name="T32">(i.e, memory-load latency/startup) </text:span></text:span><text:span text:style-name="Strong_20_Emphasis"><text:span text:style-name="T28">is 30 cycles, the latency (start-up cost) of the multiply pipeline is 10 and of the add pipeline is 5.</text:span></text:span></text:p>
      <text:list xml:id="list8429094691229648979" text:style-name="L6">
        <text:list-item>
          <text:p text:style-name="P14"><text:span text:style-name="Strong_20_Emphasis"><text:span text:style-name="T28">(a) Give the machine code (with vector instructions) for the processing of each 64-component slice using vector loads and arithmetic instructions.</text:span></text:span></text:p>
        </text:list-item>
        <text:list-item>
          <text:p text:style-name="P14"><text:span text:style-name="Strong_20_Emphasis"><text:span text:style-name="T28">(b) Compute the time taken by a dot product where the </text:span></text:span><text:span text:style-name="Strong_20_Emphasis"><text:span text:style-name="T32">program </text:span></text:span><text:span text:style-name="Strong_20_Emphasis"><text:span text:style-name="T28">vector sizes are 1024 each, </text:span></text:span><text:span text:style-name="Strong_20_Emphasis"><text:span text:style-name="T32">i.e., the arrays x and y have 1024 elements (words) but the hardware vector size is still 64.</text:span></text:span><text:span text:style-name="Strong_20_Emphasis"><text:span text:style-name="T28"> (Neglect the final scalar phase that accumulates the values of the resulted </text:span></text:span><text:span text:style-name="Strong_20_Emphasis"><text:span text:style-name="T19">p</text:span></text:span><text:span text:style-name="Strong_20_Emphasis"><text:span text:style-name="T28"> vector.) </text:span></text:span></text:p>
        </text:list-item>
        <text:list-item>
          <text:p text:style-name="P14"><text:span text:style-name="Strong_20_Emphasis"><text:span text:style-name="T28">(c) How many clo</text:span></text:span><text:span text:style-name="Strong_20_Emphasis"><text:span text:style-name="T29">c</text:span></text:span><text:span text:style-name="Strong_20_Emphasis"><text:span text:style-name="T28">ks does it take to compute the multiplication of two 1024 x 1024 </text:span></text:span><text:span text:style-name="Strong_20_Emphasis"><text:span text:style-name="T29">(dense)</text:span></text:span><text:span text:style-name="Strong_20_Emphasis"><text:span text:style-name="T28"> matrices </text:span></text:span><text:span text:style-name="Strong_20_Emphasis"><text:span text:style-name="T32">that use the dot product code above</text:span></text:span><text:span text:style-name="Strong_20_Emphasis"><text:span text:style-name="T28"> (neglect the final scalar pha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7-09-18T23:50:22.582391222</dc:date>
    <meta:editing-duration>PT2H9M9S</meta:editing-duration>
    <meta:editing-cycles>12</meta:editing-cycles>
    <meta:generator>LibreOffice/5.1.6.2$Linux_X86_64 LibreOffice_project/10m0$Build-2</meta:generator>
    <meta:document-statistic meta:table-count="0" meta:image-count="0" meta:object-count="0" meta:page-count="4" meta:paragraph-count="30" meta:word-count="1452" meta:character-count="9047" meta:non-whitespace-character-count="7503"/>
  </office:meta>
</office:document-meta>
</file>